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al_tim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<text:s/>sat-lb</text:p>
          </table:table-cell>
          <table:table-cell office:value-type="string" calcext:value-type="string">
            <text:p>sat-lub-greedy</text:p>
          </table:table-cell>
          <table:table-cell office:value-type="string" calcext:value-type="string">
            <text:p>sat-lub-model</text:p>
          </table:table-cell>
          <table:table-cell office:value-type="string" calcext:value-type="string">
            <text:p>sat-lub-callback</text:p>
          </table:table-cell>
          <table:table-cell office:value-type="string" calcext:value-type="string">
            <text:p><text:s/>fc-lb</text:p>
          </table:table-cell>
          <table:table-cell office:value-type="string" calcext:value-type="string">
            <text:p>fc-lub-greedy</text:p>
          </table:table-cell>
          <table:table-cell office:value-type="string" calcext:value-type="string">
            <text:p>fc-lub-model</text:p>
          </table:table-cell>
          <table:table-cell office:value-type="string" calcext:value-type="string">
            <text:p>fc-lub-callback</text:p>
          </table:table-cell>
        </table:table-row>
        <table:table-row table:style-name="ro1">
          <table:table-cell office:value-type="string" calcext:value-type="string">
            <text:p>_CP12-404</text:p>
          </table:table-cell>
          <table:table-cell office:value-type="float" office:value="6.83387" calcext:value-type="float">
            <text:p>6.83387</text:p>
          </table:table-cell>
          <table:table-cell office:value-type="float" office:value="3.49476" calcext:value-type="float">
            <text:p>3.49476</text:p>
          </table:table-cell>
          <table:table-cell office:value-type="float" office:value="5.75474" calcext:value-type="float">
            <text:p>5.75474</text:p>
          </table:table-cell>
          <table:table-cell office:value-type="float" office:value="3.78419" calcext:value-type="float">
            <text:p>3.78419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503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0.864257" calcext:value-type="float">
            <text:p>0.864257</text:p>
          </table:table-cell>
          <table:table-cell office:value-type="float" office:value="0.472623" calcext:value-type="float">
            <text:p>0.47262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505</text:p>
          </table:table-cell>
          <table:table-cell office:value-type="string" calcext:value-type="string">
            <text:p>TO</text:p>
          </table:table-cell>
          <table:table-cell office:value-type="float" office:value="899.681" calcext:value-type="float">
            <text:p>899.681</text:p>
          </table:table-cell>
          <table:table-cell office:value-type="float" office:value="312.01" calcext:value-type="float">
            <text:p>312.01</text:p>
          </table:table-cell>
          <table:table-cell office:value-type="float" office:value="259.663" calcext:value-type="float">
            <text:p>259.66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13</text:p>
          </table:table-cell>
          <table:table-cell office:value-type="float" office:value="10.1188" calcext:value-type="float">
            <text:p>10.1188</text:p>
          </table:table-cell>
          <table:table-cell office:value-type="float" office:value="2.43165" calcext:value-type="float">
            <text:p>2.43165</text:p>
          </table:table-cell>
          <table:table-cell office:value-type="float" office:value="9.03464" calcext:value-type="float">
            <text:p>9.03464</text:p>
          </table:table-cell>
          <table:table-cell office:value-type="float" office:value="4.9855" calcext:value-type="float">
            <text:p>4.985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18</text:p>
          </table:table-cell>
          <table:table-cell office:value-type="float" office:value="2.36124" calcext:value-type="float">
            <text:p>2.36124</text:p>
          </table:table-cell>
          <table:table-cell office:value-type="float" office:value="0.596664" calcext:value-type="float">
            <text:p>0.596664</text:p>
          </table:table-cell>
          <table:table-cell office:value-type="float" office:value="18.4241" calcext:value-type="float">
            <text:p>18.4241</text:p>
          </table:table-cell>
          <table:table-cell office:value-type="float" office:value="9.42624" calcext:value-type="float">
            <text:p>9.4262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20</text:p>
          </table:table-cell>
          <table:table-cell office:value-type="float" office:value="32.8365" calcext:value-type="float">
            <text:p>32.836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3.6145" calcext:value-type="float">
            <text:p>3.6145</text:p>
          </table:table-cell>
          <table:table-cell office:value-type="float" office:value="12.5471" calcext:value-type="float">
            <text:p>12.547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25</text:p>
          </table:table-cell>
          <table:table-cell office:value-type="float" office:value="1.96196" calcext:value-type="float">
            <text:p>1.96196</text:p>
          </table:table-cell>
          <table:table-cell office:value-type="float" office:value="0.177719" calcext:value-type="float">
            <text:p>0.177719</text:p>
          </table:table-cell>
          <table:table-cell office:value-type="float" office:value="5.05672" calcext:value-type="float">
            <text:p>5.05672</text:p>
          </table:table-cell>
          <table:table-cell office:value-type="float" office:value="1.96065" calcext:value-type="float">
            <text:p>1.9606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0</text:p>
          </table:table-cell>
          <table:table-cell office:value-type="float" office:value="5.38322" calcext:value-type="float">
            <text:p>5.38322</text:p>
          </table:table-cell>
          <table:table-cell office:value-type="float" office:value="0.41483" calcext:value-type="float">
            <text:p>0.41483</text:p>
          </table:table-cell>
          <table:table-cell office:value-type="float" office:value="55.1053" calcext:value-type="float">
            <text:p>55.1053</text:p>
          </table:table-cell>
          <table:table-cell office:value-type="float" office:value="12.8066" calcext:value-type="float">
            <text:p>12.806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1</text:p>
          </table:table-cell>
          <table:table-cell office:value-type="string" calcext:value-type="string">
            <text:p>TO</text:p>
          </table:table-cell>
          <table:table-cell office:value-type="float" office:value="339.025" calcext:value-type="float">
            <text:p>339.025</text:p>
          </table:table-cell>
          <table:table-cell office:value-type="float" office:value="2014.49" calcext:value-type="float">
            <text:p>2014.49</text:p>
          </table:table-cell>
          <table:table-cell office:value-type="float" office:value="565.319" calcext:value-type="float">
            <text:p>565.319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3</text:p>
          </table:table-cell>
          <table:table-cell office:value-type="float" office:value="38.377" calcext:value-type="float">
            <text:p>38.377</text:p>
          </table:table-cell>
          <table:table-cell office:value-type="float" office:value="0.128631" calcext:value-type="float">
            <text:p>0.128631</text:p>
          </table:table-cell>
          <table:table-cell office:value-type="float" office:value="23.1085" calcext:value-type="float">
            <text:p>23.1085</text:p>
          </table:table-cell>
          <table:table-cell office:value-type="float" office:value="30.8687" calcext:value-type="float">
            <text:p>30.8687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9</text:p>
          </table:table-cell>
          <table:table-cell office:value-type="float" office:value="18.2158" calcext:value-type="float">
            <text:p>18.2158</text:p>
          </table:table-cell>
          <table:table-cell office:value-type="float" office:value="1.3585" calcext:value-type="float">
            <text:p>1.3585</text:p>
          </table:table-cell>
          <table:table-cell office:value-type="float" office:value="34.7122" calcext:value-type="float">
            <text:p>34.7122</text:p>
          </table:table-cell>
          <table:table-cell office:value-type="float" office:value="13.5618" calcext:value-type="float">
            <text:p>13.561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41</text:p>
          </table:table-cell>
          <table:table-cell office:value-type="string" calcext:value-type="string">
            <text:p>TO</text:p>
          </table:table-cell>
          <table:table-cell office:value-type="float" office:value="36.5107" calcext:value-type="float">
            <text:p>36.5107</text:p>
          </table:table-cell>
          <table:table-cell office:value-type="string" calcext:value-type="string">
            <text:p>TO</text:p>
          </table:table-cell>
          <table:table-cell office:value-type="float" office:value="1626.87" calcext:value-type="float">
            <text:p>1626.87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44</text:p>
          </table:table-cell>
          <table:table-cell office:value-type="float" office:value="647.593" calcext:value-type="float">
            <text:p>647.593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656.296" calcext:value-type="float">
            <text:p>656.296</text:p>
          </table:table-cell>
          <table:table-cell office:value-type="float" office:value="252.333" calcext:value-type="float">
            <text:p>252.33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51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2.09855" calcext:value-type="float">
            <text:p>2.09855</text:p>
          </table:table-cell>
          <table:table-cell office:value-type="float" office:value="151.306" calcext:value-type="float">
            <text:p>151.306</text:p>
          </table:table-cell>
          <table:table-cell office:value-type="float" office:value="13.806" calcext:value-type="float">
            <text:p>13.80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7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1.9836" calcext:value-type="float">
            <text:p>1.9836</text:p>
          </table:table-cell>
          <table:table-cell office:value-type="float" office:value="0.851024" calcext:value-type="float">
            <text:p>0.85102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9</text:p>
          </table:table-cell>
          <table:table-cell office:value-type="float" office:value="412.308" calcext:value-type="float">
            <text:p>412.308</text:p>
          </table:table-cell>
          <table:table-cell office:value-type="float" office:value="22.3532" calcext:value-type="float">
            <text:p>22.3532</text:p>
          </table:table-cell>
          <table:table-cell office:value-type="float" office:value="731.763" calcext:value-type="float">
            <text:p>731.763</text:p>
          </table:table-cell>
          <table:table-cell office:value-type="float" office:value="172.704" calcext:value-type="float">
            <text:p>172.70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imeout=3600</text:p>
          </table:table-cell>
          <table:table-cell table:number-columns-repeated="8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pu_time" table:style-name="ta1">
        <table:table-column table:style-name="co1" table:default-cell-style-name="Default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<text:s/>sat-lb</text:p>
          </table:table-cell>
          <table:table-cell office:value-type="string" calcext:value-type="string">
            <text:p>sat-lub-greedy</text:p>
          </table:table-cell>
          <table:table-cell office:value-type="string" calcext:value-type="string">
            <text:p>sat-lub-model</text:p>
          </table:table-cell>
          <table:table-cell office:value-type="string" calcext:value-type="string">
            <text:p>sat-lub-callback</text:p>
          </table:table-cell>
          <table:table-cell office:value-type="string" calcext:value-type="string">
            <text:p><text:s/>fc-lb</text:p>
          </table:table-cell>
          <table:table-cell office:value-type="string" calcext:value-type="string">
            <text:p>fc-lub-greedy</text:p>
          </table:table-cell>
          <table:table-cell office:value-type="string" calcext:value-type="string">
            <text:p>fc-lub-model</text:p>
          </table:table-cell>
          <table:table-cell office:value-type="string" calcext:value-type="string">
            <text:p>fc-lub-callback</text:p>
          </table:table-cell>
        </table:table-row>
        <table:table-row table:style-name="ro1">
          <table:table-cell office:value-type="string" calcext:value-type="string">
            <text:p>_CP12-404</text:p>
          </table:table-cell>
          <table:table-cell office:value-type="float" office:value="22.7946" calcext:value-type="float">
            <text:p>22.7946</text:p>
          </table:table-cell>
          <table:table-cell office:value-type="float" office:value="11.4598" calcext:value-type="float">
            <text:p>11.4598</text:p>
          </table:table-cell>
          <table:table-cell office:value-type="float" office:value="19.3323" calcext:value-type="float">
            <text:p>19.3323</text:p>
          </table:table-cell>
          <table:table-cell office:value-type="float" office:value="10.7658" calcext:value-type="float">
            <text:p>10.765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503</text:p>
          </table:table-cell>
          <table:table-cell office:value-type="float" office:value="2.47967" calcext:value-type="float">
            <text:p>2.47967</text:p>
          </table:table-cell>
          <table:table-cell office:value-type="float" office:value="1.21528" calcext:value-type="float">
            <text:p>1.21528</text:p>
          </table:table-cell>
          <table:table-cell office:value-type="float" office:value="2.00446" calcext:value-type="float">
            <text:p>2.00446</text:p>
          </table:table-cell>
          <table:table-cell office:value-type="float" office:value="1.11524" calcext:value-type="float">
            <text:p>1.1152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505</text:p>
          </table:table-cell>
          <table:table-cell office:value-type="string" calcext:value-type="string">
            <text:p>TO</text:p>
          </table:table-cell>
          <table:table-cell office:value-type="float" office:value="3565.12" calcext:value-type="float">
            <text:p>3565.12</text:p>
          </table:table-cell>
          <table:table-cell office:value-type="float" office:value="1175.98" calcext:value-type="float">
            <text:p>1175.98</text:p>
          </table:table-cell>
          <table:table-cell office:value-type="float" office:value="1018.77" calcext:value-type="float">
            <text:p>1018.77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13</text:p>
          </table:table-cell>
          <table:table-cell office:value-type="float" office:value="28.1675" calcext:value-type="float">
            <text:p>28.1675</text:p>
          </table:table-cell>
          <table:table-cell office:value-type="float" office:value="6.16774" calcext:value-type="float">
            <text:p>6.16774</text:p>
          </table:table-cell>
          <table:table-cell office:value-type="float" office:value="17.2553" calcext:value-type="float">
            <text:p>17.2553</text:p>
          </table:table-cell>
          <table:table-cell office:value-type="float" office:value="12.1866" calcext:value-type="float">
            <text:p>12.186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18</text:p>
          </table:table-cell>
          <table:table-cell office:value-type="float" office:value="5.17369" calcext:value-type="float">
            <text:p>5.17369</text:p>
          </table:table-cell>
          <table:table-cell office:value-type="float" office:value="0.918479" calcext:value-type="float">
            <text:p>0.918479</text:p>
          </table:table-cell>
          <table:table-cell office:value-type="float" office:value="20.0662" calcext:value-type="float">
            <text:p>20.0662</text:p>
          </table:table-cell>
          <table:table-cell office:value-type="float" office:value="10.8658" calcext:value-type="float">
            <text:p>10.865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20</text:p>
          </table:table-cell>
          <table:table-cell office:value-type="float" office:value="92.5759" calcext:value-type="float">
            <text:p>92.5759</text:p>
          </table:table-cell>
          <table:table-cell office:value-type="float" office:value="1.92457" calcext:value-type="float">
            <text:p>1.92457</text:p>
          </table:table-cell>
          <table:table-cell office:value-type="float" office:value="7.22496" calcext:value-type="float">
            <text:p>7.22496</text:p>
          </table:table-cell>
          <table:table-cell office:value-type="float" office:value="25.374" calcext:value-type="float">
            <text:p>25.37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25</text:p>
          </table:table-cell>
          <table:table-cell office:value-type="float" office:value="4.15556" calcext:value-type="float">
            <text:p>4.15556</text:p>
          </table:table-cell>
          <table:table-cell office:value-type="float" office:value="0.208159" calcext:value-type="float">
            <text:p>0.208159</text:p>
          </table:table-cell>
          <table:table-cell office:value-type="float" office:value="7.99711" calcext:value-type="float">
            <text:p>7.99711</text:p>
          </table:table-cell>
          <table:table-cell office:value-type="float" office:value="4.03292" calcext:value-type="float">
            <text:p>4.0329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0</text:p>
          </table:table-cell>
          <table:table-cell office:value-type="float" office:value="12.9215" calcext:value-type="float">
            <text:p>12.9215</text:p>
          </table:table-cell>
          <table:table-cell office:value-type="float" office:value="0.54172" calcext:value-type="float">
            <text:p>0.54172</text:p>
          </table:table-cell>
          <table:table-cell office:value-type="float" office:value="101.742" calcext:value-type="float">
            <text:p>101.742</text:p>
          </table:table-cell>
          <table:table-cell office:value-type="float" office:value="15.7533" calcext:value-type="float">
            <text:p>15.753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1</text:p>
          </table:table-cell>
          <table:table-cell office:value-type="string" calcext:value-type="string">
            <text:p>TO</text:p>
          </table:table-cell>
          <table:table-cell office:value-type="float" office:value="1222.49" calcext:value-type="float">
            <text:p>1222.49</text:p>
          </table:table-cell>
          <table:table-cell office:value-type="float" office:value="6829.6" calcext:value-type="float">
            <text:p>6829.6</text:p>
          </table:table-cell>
          <table:table-cell office:value-type="float" office:value="1828.98" calcext:value-type="float">
            <text:p>1828.9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3</text:p>
          </table:table-cell>
          <table:table-cell office:value-type="float" office:value="89.2076" calcext:value-type="float">
            <text:p>89.2076</text:p>
          </table:table-cell>
          <table:table-cell office:value-type="float" office:value="0.11671" calcext:value-type="float">
            <text:p>0.11671</text:p>
          </table:table-cell>
          <table:table-cell office:value-type="float" office:value="37.839" calcext:value-type="float">
            <text:p>37.839</text:p>
          </table:table-cell>
          <table:table-cell office:value-type="float" office:value="38.2854" calcext:value-type="float">
            <text:p>38.285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39</text:p>
          </table:table-cell>
          <table:table-cell office:value-type="float" office:value="49.3486" calcext:value-type="float">
            <text:p>49.3486</text:p>
          </table:table-cell>
          <table:table-cell office:value-type="float" office:value="3.56039" calcext:value-type="float">
            <text:p>3.56039</text:p>
          </table:table-cell>
          <table:table-cell office:value-type="float" office:value="76.6269" calcext:value-type="float">
            <text:p>76.6269</text:p>
          </table:table-cell>
          <table:table-cell office:value-type="float" office:value="37.0521" calcext:value-type="float">
            <text:p>37.052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41</text:p>
          </table:table-cell>
          <table:table-cell office:value-type="string" calcext:value-type="string">
            <text:p>TO</text:p>
          </table:table-cell>
          <table:table-cell office:value-type="float" office:value="120.187" calcext:value-type="float">
            <text:p>120.187</text:p>
          </table:table-cell>
          <table:table-cell office:value-type="string" calcext:value-type="string">
            <text:p>TO</text:p>
          </table:table-cell>
          <table:table-cell office:value-type="float" office:value="4001.41" calcext:value-type="float">
            <text:p>4001.4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44</text:p>
          </table:table-cell>
          <table:table-cell office:value-type="float" office:value="2249.81" calcext:value-type="float">
            <text:p>2249.81</text:p>
          </table:table-cell>
          <table:table-cell office:value-type="float" office:value="35.5207" calcext:value-type="float">
            <text:p>35.5207</text:p>
          </table:table-cell>
          <table:table-cell office:value-type="float" office:value="1477.13" calcext:value-type="float">
            <text:p>1477.13</text:p>
          </table:table-cell>
          <table:table-cell office:value-type="float" office:value="716.462" calcext:value-type="float">
            <text:p>716.46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51</text:p>
          </table:table-cell>
          <table:table-cell office:value-type="float" office:value="36.0708" calcext:value-type="float">
            <text:p>36.0708</text:p>
          </table:table-cell>
          <table:table-cell office:value-type="float" office:value="5.46074" calcext:value-type="float">
            <text:p>5.46074</text:p>
          </table:table-cell>
          <table:table-cell office:value-type="float" office:value="192.963" calcext:value-type="float">
            <text:p>192.963</text:p>
          </table:table-cell>
          <table:table-cell office:value-type="float" office:value="17.9248" calcext:value-type="float">
            <text:p>17.924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7</text:p>
          </table:table-cell>
          <table:table-cell office:value-type="float" office:value="2.1466" calcext:value-type="float">
            <text:p>2.1466</text:p>
          </table:table-cell>
          <table:table-cell office:value-type="float" office:value="0.2172" calcext:value-type="float">
            <text:p>0.2172</text:p>
          </table:table-cell>
          <table:table-cell office:value-type="float" office:value="2.32326" calcext:value-type="float">
            <text:p>2.32326</text:p>
          </table:table-cell>
          <table:table-cell office:value-type="float" office:value="1.15753" calcext:value-type="float">
            <text:p>1.1575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_CP12-pedigree9</text:p>
          </table:table-cell>
          <table:table-cell office:value-type="float" office:value="1472.78" calcext:value-type="float">
            <text:p>1472.78</text:p>
          </table:table-cell>
          <table:table-cell office:value-type="float" office:value="70.1416" calcext:value-type="float">
            <text:p>70.1416</text:p>
          </table:table-cell>
          <table:table-cell office:value-type="float" office:value="1106.77" calcext:value-type="float">
            <text:p>1106.77</text:p>
          </table:table-cell>
          <table:table-cell office:value-type="float" office:value="392.478" calcext:value-type="float">
            <text:p>392.47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imeout=3600</text:p>
          </table:table-cell>
          <table:table-cell table:number-columns-repeated="8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8:03:36.524688915</meta:creation-date>
    <dc:date>2022-05-04T18:07:00.892518141</dc:date>
    <meta:editing-duration>PT3M25S</meta:editing-duration>
    <meta:editing-cycles>1</meta:editing-cycles>
    <meta:generator>LibreOffice/6.4.7.2$Linux_X86_64 LibreOffice_project/40$Build-2</meta:generator>
    <meta:document-statistic meta:table-count="2" meta:cell-count="306" meta:object-count="0"/>
  </office:meta>
</office:document-meta>
</file>